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ole(config)#do sh run</text:p>
      <text:p text:style-name="Standard">vlan database</text:p>
      <text:p text:style-name="Standard"><text:s/>vlan 2-4</text:p>
      <text:p text:style-name="Standard">exit</text:p>
      <text:p text:style-name="Standard">!</text:p>
      <text:p text:style-name="Standard">ip access-list extended 2</text:p>
      <text:p text:style-name="Standard"><text:s/>permit ip any any 172.16.2.0 0.0.0.255 172.16.3.0 0.0.0.255 ace-priority 20</text:p>
      <text:p text:style-name="Standard">exit</text:p>
      <text:p text:style-name="Standard">!</text:p>
      <text:p text:style-name="Standard">!</text:p>
      <text:p text:style-name="Standard">ip ssh server</text:p>
      <text:p text:style-name="Standard">!</text:p>
      <text:p text:style-name="Standard">interface gigabitethernet1/0/2</text:p>
      <text:p text:style-name="Standard"><text:s/>switchport access vlan 2</text:p>
      <text:p text:style-name="Standard">exit</text:p>
      <text:p text:style-name="Standard">!</text:p>
      <text:p text:style-name="Standard">interface gigabitethernet1/0/3</text:p>
      <text:p text:style-name="Standard"><text:s/>service-acl output 2</text:p>
      <text:p text:style-name="Standard"><text:s/>switchport access vlan 3</text:p>
      <text:p text:style-name="Standard">exit</text:p>
      <text:p text:style-name="Standard">!</text:p>
      <text:p text:style-name="Standard">interface gigabitethernet1/0/4</text:p>
      <text:p text:style-name="Standard"><text:s/>switchport access vlan 4</text:p>
      <text:p text:style-name="Standard">exit <text:s text:c="49"/></text:p>
      <text:p text:style-name="Standard">!</text:p>
      <text:p text:style-name="Standard">interface vlan 1</text:p>
      <text:p text:style-name="Standard"><text:s/>ip address 172.16.1.254 255.255.255.0</text:p>
      <text:p text:style-name="Standard"><text:s/>no ip address dhcp</text:p>
      <text:p text:style-name="Standard">exit</text:p>
      <text:p text:style-name="Standard">!</text:p>
      <text:p text:style-name="Standard">interface vlan 2</text:p>
      <text:p text:style-name="Standard"><text:s/>ip address 172.16.2.254 255.255.255.0</text:p>
      <text:p text:style-name="Standard">exit</text:p>
      <text:p text:style-name="Standard">!</text:p>
      <text:p text:style-name="Standard">interface vlan 3</text:p>
      <text:p text:style-name="Standard"><text:s/>ip address 172.16.3.254 255.255.255.0</text:p>
      <text:p text:style-name="Standard">exit</text:p>
      <text:p text:style-name="Standard">!</text:p>
      <text:p text:style-name="Standard">interface vlan 4</text:p>
      <text:p text:style-name="Standard"><text:s/>ip address 172.16.4.254 255.255.255.0</text:p>
      <text:p text:style-name="Standard">exit</text:p>
      <text:p text:style-name="Standard">!</text:p>
      <text:p text:style-name="Text_20_body">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29:23.895836095</meta:creation-date>
    <dc:date>2022-07-11T22:26:32.479950333</dc:date>
    <meta:editing-duration>PT57M9S</meta:editing-duration>
    <meta:editing-cycles>1</meta:editing-cycles>
    <meta:document-statistic meta:table-count="0" meta:image-count="0" meta:object-count="0" meta:page-count="1" meta:paragraph-count="43" meta:word-count="98" meta:character-count="680" meta:non-whitespace-character-count="564"/>
    <meta:generator>LibreOffice/7.3.4.2$Linux_X86_64 LibreOffice_project/30$Build-2</meta:generator>
  </office:meta>
</office:document-meta>
</file>